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60dcd"/>
    </style:style>
    <style:style style:name="P2" style:family="paragraph" style:parent-style-name="Standard">
      <style:paragraph-properties fo:text-align="start" style:justify-single-word="false"/>
      <style:text-properties style:font-name="DejaVu Sans Condensed" officeooo:paragraph-rsid="001958a5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dab" officeooo:paragraph-rsid="001958a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60dcd" officeooo:paragraph-rsid="00260dcd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60dcd" officeooo:paragraph-rsid="00499efd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8c8a9" officeooo:paragraph-rsid="00499ef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99efd" officeooo:paragraph-rsid="00499efd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46ef32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2822bc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29e8f4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499efd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31e4d1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48c8a9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3feed1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452fc2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46debe" officeooo:paragraph-rsid="0046debe"/>
    </style:style>
    <style:style style:name="P17" style:family="paragraph" style:parent-style-name="Standard">
      <style:paragraph-properties fo:text-align="start" style:justify-single-word="false"/>
      <style:text-properties officeooo:rsid="0048c8a9" officeooo:paragraph-rsid="0046ef32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3c36b8" officeooo:paragraph-rsid="003c36b8"/>
    </style:style>
    <style:style style:name="T1" style:family="text">
      <style:text-properties fo:font-size="12pt" fo:font-weight="bold" officeooo:rsid="00242dab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1958a5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42dab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260dcd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26286b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2822bc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29e8f4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2ba777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31e4d1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362a1e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376eed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3afda9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3c36b8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3e2ead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3f96b4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3feed1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40ea0c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41385f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422ec2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46ef32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normal" officeooo:rsid="0048c8a9" style:font-size-asian="12pt" style:font-weight-asian="normal" style:font-size-complex="12pt" style:font-weight-complex="normal"/>
    </style:style>
    <style:style style:name="T23" style:family="text">
      <style:text-properties style:font-name="DejaVu Sans Condensed" fo:font-size="12pt" fo:font-weight="normal" officeooo:rsid="00499efd" style:font-size-asian="12pt" style:font-weight-asian="normal" style:font-size-complex="12pt" style:font-weight-complex="normal"/>
    </style:style>
    <style:style style:name="T24" style:family="text">
      <style:text-properties style:font-name="DejaVu Sans Condensed" fo:font-size="12pt" fo:font-weight="normal" officeooo:rsid="00452fc2" style:font-size-asian="12pt" style:font-weight-asian="normal" style:font-size-complex="12pt" style:font-weight-complex="normal"/>
    </style:style>
    <style:style style:name="T25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242dab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2822bc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26286b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29e8f4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2ba777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31e4d1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362a1e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3afda9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3c36b8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3e2ead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3f96b4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3feed1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40ea0c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41385f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422ec2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46ef32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weight="bold" officeooo:rsid="00452fc2" style:font-size-asian="12pt" style:font-weight-asian="bold" style:font-size-complex="12pt" style:font-weight-complex="bold"/>
    </style:style>
    <style:style style:name="T43" style:family="text">
      <style:text-properties style:font-name="DejaVu Sans Condensed" fo:font-size="12pt" style:text-underline-style="none" fo:font-weight="normal" officeooo:rsid="00260dcd" style:font-size-asian="12pt" style:font-weight-asian="normal" style:font-size-complex="12pt" style:font-weight-complex="normal"/>
    </style:style>
    <style:style style:name="T44" style:family="text">
      <style:text-properties officeooo:rsid="0042bdd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499efd" style:font-weight-asian="bold" style:font-weight-complex="bold"/>
    </style:style>
    <style:style style:name="T47" style:family="text">
      <style:text-properties fo:font-weight="bold" officeooo:rsid="0026286b" style:font-weight-asian="bold" style:font-weight-complex="bold"/>
    </style:style>
    <style:style style:name="T48" style:family="text">
      <style:text-properties fo:font-weight="bold" officeooo:rsid="00391fc1" style:font-weight-asian="bold" style:font-weight-complex="bold"/>
    </style:style>
    <style:style style:name="T49" style:family="text">
      <style:text-properties fo:font-weight="bold" officeooo:rsid="002822bc" style:font-weight-asian="bold" style:font-weight-complex="bold"/>
    </style:style>
    <style:style style:name="T50" style:family="text">
      <style:text-properties fo:font-weight="bold" officeooo:rsid="0042bddd" style:font-weight-asian="bold" style:font-weight-complex="bold"/>
    </style:style>
    <style:style style:name="T51" style:family="text">
      <style:text-properties fo:font-weight="bold" officeooo:rsid="0029e8f4" style:font-weight-asian="bold" style:font-weight-complex="bold"/>
    </style:style>
    <style:style style:name="T52" style:family="text">
      <style:text-properties officeooo:rsid="00499efd"/>
    </style:style>
    <style:style style:name="T53" style:family="text">
      <style:text-properties officeooo:rsid="0026286b"/>
    </style:style>
    <style:style style:name="T54" style:family="text">
      <style:text-properties officeooo:rsid="00422ec2"/>
    </style:style>
    <style:style style:name="T55" style:family="text">
      <style:text-properties officeooo:rsid="002822bc"/>
    </style:style>
    <style:style style:name="T56" style:family="text">
      <style:text-properties officeooo:rsid="00308b1f"/>
    </style:style>
    <style:style style:name="T57" style:family="text">
      <style:text-properties officeooo:rsid="0031e4d1"/>
    </style:style>
    <style:style style:name="T58" style:family="text">
      <style:text-properties officeooo:rsid="00391fc1"/>
    </style:style>
    <style:style style:name="T59" style:family="text">
      <style:text-properties style:text-line-through-style="none" style:text-line-through-type="none" style:font-name="DejaVu Sans Condensed" fo:font-size="12pt" fo:font-weight="bold" officeooo:rsid="00242dab" style:font-size-asian="12pt" style:font-weight-asian="bold" style:font-size-complex="12pt" style:font-weight-complex="bold"/>
    </style:style>
    <style:style style:name="T60" style:family="text">
      <style:text-properties style:text-line-through-style="none" style:text-line-through-type="none" style:font-name="DejaVu Sans Condensed" fo:font-size="12pt" fo:font-weight="bold" officeooo:rsid="0026286b" style:font-size-asian="12pt" style:font-weight-asian="bold" style:font-size-complex="12pt" style:font-weight-complex="bold"/>
    </style:style>
    <style:style style:name="T61" style:family="text">
      <style:text-properties style:text-line-through-style="none" style:text-line-through-type="none" style:font-name="DejaVu Sans Condensed" fo:font-size="12pt" fo:font-weight="bold" officeooo:rsid="0041385f" style:font-size-asian="12pt" style:font-weight-asian="bold" style:font-size-complex="12pt" style:font-weight-complex="bold"/>
    </style:style>
    <style:style style:name="T62" style:family="text">
      <style:text-properties style:text-line-through-style="none" style:text-line-through-type="none" style:font-name="DejaVu Sans Condensed" fo:font-size="12pt" fo:font-weight="normal" officeooo:rsid="0026286b" style:font-size-asian="12pt" style:font-weight-asian="normal" style:font-size-complex="12pt" style:font-weight-complex="normal"/>
    </style:style>
    <style:style style:name="T63" style:family="text">
      <style:text-properties style:text-line-through-style="none" style:text-line-through-type="none" style:font-name="DejaVu Sans Condensed" fo:font-size="12pt" fo:font-weight="normal" officeooo:rsid="0041385f" style:font-size-asian="12pt" style:font-weight-asian="normal" style:font-size-complex="12pt" style:font-weight-complex="normal"/>
    </style:style>
    <style:style style:name="T64" style:family="text">
      <style:text-properties style:text-line-through-style="none" style:text-line-through-type="none" style:font-name="DejaVu Sans Condensed" fo:font-size="12pt" fo:font-weight="normal" officeooo:rsid="00376eed" style:font-size-asian="12pt" style:font-weight-asian="normal" style:font-size-complex="12pt" style:font-weight-complex="normal"/>
    </style:style>
    <style:style style:name="T65" style:family="text">
      <style:text-properties style:text-line-through-style="none" style:text-line-through-type="none" style:font-name="DejaVu Sans Condensed" fo:font-size="12pt" fo:font-weight="normal" officeooo:rsid="00362a1e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998</text:span><text:span text:style-name="T2"> - </text:span><text:span text:style-name="T1">Sustained turn rates</text:span></text:p>
      <text:p text:style-name="P3"/>
      <text:p text:style-name="P1"><text:span text:style-name="T14">Rates are rounded down (floor) to integer degree. <text:s/></text:span><text:span text:style-name="T12">T</text:span><text:span text:style-name="T5">ested at 1000 m (3281 ft) with 50% fuel, </text:span><text:span text:style-name="T7">no weapons (but with pylons), flaps up or in auto as noted. <text:s/></text:span><text:span text:style-name="T15">Speeds are IAS.</text:span><text:span text:style-name="T7"> <text:s/>Data from</text:span><text:span text:style-name="T5"> </text:span><text:span text:style-name="T43">https://dcs.silver.ru</text:span><text:span text:style-name="T5"> .</text:span></text:p>
      <text:p text:style-name="P4"/>
      <text:p text:style-name="P7">In max rate order descending:</text:p>
      <text:p text:style-name="P7">F-14B, F-15C, F-18/JF-17/MiG-15, MiG-29/Su-27, F-14A/F-16C/M2000, F-86/Su-33, AV-8B, AJS37/F-5E/MiG-21</text:p>
      <text:p text:style-name="P4"/>
      <text:list xml:id="list426044844" text:style-name="L1">
        <text:list-item>
          <text:p text:style-name="P6"><text:span text:style-name="T45">AJS37</text:span> -- <text:span text:style-name="T45">13 deg/s from 550-770 kph</text:span><text:span text:style-name="T46">|0.48-0.67 M</text:span><text:span text:style-name="T45"> (peak at 660 kph</text:span><text:span text:style-name="T46">|0.57 M</text:span><text:span text:style-name="T45">)</text:span>. <text:s/>Rate is pretty flat throughout speed range,<text:span text:style-name="T52"> </text:span>12 deg/s at 470<text:span text:style-name="T52"> kph|0.40 M, increasing up to max rate, and falling back through 12 deg/s at 1050 kph|0.91 M.</text:span></text:p>
        </text:list-item>
        <text:list-item>
          <text:p text:style-name="P5"><text:span text:style-name="T47">AV-8B</text:span><text:span text:style-name="T53"> -- </text:span><text:span text:style-name="T54">Flaps Auto/Nozzles 0: </text:span><text:span text:style-name="T47">15 deg/s at 2</text:span><text:span text:style-name="T48">4</text:span><text:span text:style-name="T47">5-</text:span><text:span text:style-name="T48">28</text:span><text:span text:style-name="T47">5 </text:span><text:span text:style-name="T49">kts</text:span><text:span text:style-name="T50">|0.39-0.46 M</text:span><text:span text:style-name="T49"> </text:span><text:span text:style-name="T51">(</text:span><text:span text:style-name="T47">peak at 255 kts</text:span><text:span text:style-name="T50">|0.41 M</text:span><text:span text:style-name="T51">)</text:span><text:span text:style-name="T53">. <text:s/></text:span><text:span text:style-name="T54">Flaps Auto/Nozzles 10</text:span><text:span text:style-name="T53">: </text:span><text:span text:style-name="T47">15 deg/s at 2</text:span><text:span text:style-name="T48">2</text:span><text:span text:style-name="T47">0-3</text:span><text:span text:style-name="T48">00</text:span><text:span text:style-name="T47"> </text:span><text:span text:style-name="T49">kts</text:span><text:span text:style-name="T50">|0.36-0.48 M</text:span><text:span text:style-name="T49"> </text:span><text:span text:style-name="T51">(</text:span><text:span text:style-name="T47">peak at 245 </text:span><text:span text:style-name="T49">kts</text:span><text:span text:style-name="T50">|0.40 M</text:span><text:span text:style-name="T51">)</text:span><text:span text:style-name="T53">, </text:span><text:span text:style-name="T55">rate is slightly better </text:span><text:span text:style-name="T54">with Nozzles 10 </text:span><text:span text:style-name="T44">up to 325 kts|0.52 M, same after that</text:span><text:span text:style-name="T55">. <text:s/></text:span><text:span text:style-name="T56">Flaps Cruise </text:span><text:span text:style-name="T57">(forced up) </text:span><text:span text:style-name="T56">decrease</text:span><text:span text:style-name="T58">s</text:span><text:span text:style-name="T56"> turn rate significantly under 330 kts</text:span><text:span text:style-name="T44">|0.53 M</text:span><text:span text:style-name="T56">, and increase</text:span><text:span text:style-name="T58">s</text:span><text:span text:style-name="T56"> it significantly over 330 kts</text:span><text:span text:style-name="T44">|0.53 M</text:span><text:span text:style-name="T56"> (peak at 335 kts</text:span><text:span text:style-name="T44">|0.54 M</text:span><text:span text:style-name="T56">, 14.5 deg/s) </text:span><text:span text:style-name="T44">up to 500 kts|0.8 M</text:span><text:span text:style-name="T56">. <text:s/></text:span><text:span text:style-name="T44">Ideally, use Flaps Auto/Nozzles 10 up to 330 kts, then Flaps Cruise if forced to fight faster than that.</text:span></text:p>
        </text:list-item>
        <text:list-item>
          <text:p text:style-name="P9"><text:span text:style-name="T27">F-14A</text:span><text:span text:style-name="T7"> -- </text:span><text:span text:style-name="T27">17 deg/s from </text:span><text:span text:style-name="T33">4</text:span><text:span text:style-name="T27">75-5</text:span><text:span text:style-name="T33">3</text:span><text:span text:style-name="T27">0 kts</text:span><text:span text:style-name="T39">|0.76-0.85 M</text:span><text:span text:style-name="T27"> </text:span><text:span text:style-name="T29">(</text:span><text:span text:style-name="T27">peak at 500 kts</text:span><text:span text:style-name="T39">|0.81 M</text:span><text:span text:style-name="T29">)</text:span><text:span text:style-name="T7">. <text:s/></text:span><text:span text:style-name="T13">Rate is over 16.5 deg/s from 375-475 kts</text:span><text:span text:style-name="T19">|0.60-0.75M</text:span><text:span text:style-name="T13">.</text:span></text:p>
        </text:list-item>
        <text:list-item>
          <text:p text:style-name="P10"><text:span text:style-name="T27">F-</text:span><text:span text:style-name="T29">14B</text:span><text:span text:style-name="T8"> -- </text:span><text:span text:style-name="T29">21 deg/s from 5</text:span><text:span text:style-name="T33">45</text:span><text:span text:style-name="T29">-5</text:span><text:span text:style-name="T33">65</text:span><text:span text:style-name="T29"> kts</text:span><text:span text:style-name="T39">|0.87-0.90 M</text:span><text:span text:style-name="T29"> (peak at 560 kts</text:span><text:span text:style-name="T39">|0.90 M</text:span><text:span text:style-name="T29">)</text:span><text:span text:style-name="T8">. <text:s/>17 deg/sec from </text:span><text:span text:style-name="T13">305</text:span><text:span text:style-name="T8">-4</text:span><text:span text:style-name="T13">60 </text:span><text:span text:style-name="T19">kts|0.49-0.74 M</text:span><text:span text:style-name="T8"> </text:span><text:span text:style-name="T13">(with a </text:span><text:span text:style-name="T19">slight </text:span><text:span text:style-name="T13">dip from 340-360 </text:span><text:span text:style-name="T19">kts|0.55-0.58 M</text:span><text:span text:style-name="T13"> due to auto flaps)</text:span><text:span text:style-name="T8">, then increases from there to the peak.</text:span></text:p>
        </text:list-item>
        <text:list-item>
          <text:p text:style-name="P11"><text:span text:style-name="T30">F-15C</text:span><text:span text:style-name="T9"> -- </text:span><text:span text:style-name="T30">20 deg/s from 5</text:span><text:span text:style-name="T34">2</text:span><text:span text:style-name="T30">5-5</text:span><text:span text:style-name="T34">5</text:span><text:span text:style-name="T30">0 kts</text:span><text:span text:style-name="T38">|0.85-0.89 M</text:span><text:span text:style-name="T30"> (peak at 543 kts</text:span><text:span text:style-name="T38">|0.87 M</text:span><text:span text:style-name="T30">)</text:span><text:span text:style-name="T9">. <text:s/></text:span><text:span text:style-name="T11">15 deg/s at 180 kts</text:span><text:span text:style-name="T18">|0.29 M</text:span><text:span text:style-name="T11">, 16 deg/s at 220 kts</text:span><text:span text:style-name="T18">|0.35 M</text:span><text:span text:style-name="T11">, 17 deg/s at 285 kts</text:span><text:span text:style-name="T18">|0.46 M</text:span><text:span text:style-name="T11">, 18 deg/s at 405 kts, 19 deg/s at 505 kts, </text:span><text:span text:style-name="T14">then a sharp peak up to max rate. <text:s/>Falls off quickly, back to 15 deg/s at 635 </text:span><text:span text:style-name="T18">kts|1.02 M</text:span><text:span text:style-name="T14">.</text:span></text:p>
        </text:list-item>
        <text:list-item>
          <text:p text:style-name="P10"><text:span text:style-name="T29">F-16</text:span><text:span text:style-name="T30">C</text:span><text:span text:style-name="T8"> -- </text:span><text:span text:style-name="T29">17 deg/s from </text:span><text:span text:style-name="T33">455</text:span><text:span text:style-name="T29">-535 kts</text:span><text:span text:style-name="T38">|0.73-0.85 M</text:span><text:span text:style-name="T29"> (peak at 535 kts</text:span><text:span text:style-name="T38">|0.85 M</text:span><text:span text:style-name="T29">)</text:span><text:span text:style-name="T8"> </text:span><text:span text:style-name="T18">(max tested speed)</text:span><text:span text:style-name="T8">. <text:s/></text:span><text:span text:style-name="T14">Rate increases steadily with speed, </text:span><text:span text:style-name="T18">15 deg/s at 285 kts|0.46 M, 16 deg/s at 335 kts|0.54 M,</text:span><text:span text:style-name="T14"> and continuing up from there</text:span><text:span text:style-name="T8">.</text:span></text:p>
        </text:list-item>
        <text:list-item>
          <text:p text:style-name="P12"><text:span text:style-name="T30">F-</text:span><text:span text:style-name="T31">18C</text:span><text:span text:style-name="T10"> -- </text:span><text:span text:style-name="T31">19 deg/s from </text:span><text:span text:style-name="T34">435</text:span><text:span text:style-name="T31">-4</text:span><text:span text:style-name="T34">55</text:span><text:span text:style-name="T31"> kts</text:span><text:span text:style-name="T37">|0.70-0.73 M</text:span><text:span text:style-name="T31"> (peak at 445 kts</text:span><text:span text:style-name="T37">|0.72 M</text:span><text:span text:style-name="T31">)</text:span><text:span text:style-name="T10">. <text:s/>Rate increases steadily with speed,</text:span><text:span text:style-name="T14"> 16 deg/s at 240 kts</text:span><text:span text:style-name="T17">|0.39 M</text:span><text:span text:style-name="T14">, 17 deg/s at 280 kts</text:span><text:span text:style-name="T17">|0.45 M</text:span><text:span text:style-name="T14">, 18 deg/s at 345 kts</text:span><text:span text:style-name="T17">|0.55 M</text:span><text:span text:style-name="T10">.</text:span></text:p>
        </text:list-item>
        <text:list-item>
          <text:p text:style-name="P13"><text:span text:style-name="T31">F-5E</text:span><text:span text:style-name="T10"> -- </text:span><text:span text:style-name="T31">1</text:span><text:span text:style-name="T34">3 </text:span><text:span text:style-name="T31">deg/s from </text:span><text:span text:style-name="T34">265</text:span><text:span text:style-name="T31">-5</text:span><text:span text:style-name="T34">30</text:span><text:span text:style-name="T31"> kts</text:span><text:span text:style-name="T37">|0.43-0.85 M</text:span><text:span text:style-name="T31"> (peak at 47</text:span><text:span text:style-name="T37">3</text:span><text:span text:style-name="T31"> kts</text:span><text:span text:style-name="T37">|0.77 M</text:span><text:span text:style-name="T31">, </text:span><text:span text:style-name="T34">13.9 deg/s</text:span><text:span text:style-name="T31">)</text:span><text:span text:style-name="T10">. <text:s/></text:span><text:span text:style-name="T14">Mostly flat, increasing with speed until peak at 335 </text:span><text:span text:style-name="T17">kts|0.53 M</text:span><text:span text:style-name="T14"> (13.6 deg/s), then flaps move and rate drops slightly, increasing steadily again until max</text:span><text:span text:style-name="T10">.</text:span><text:span text:style-name="T22"> <text:s/>Turn rate is higher than the MiG-21 from 245-545 kts|0.39-0.87 M, lower outside that range.</text:span></text:p>
        </text:list-item>
        <text:list-item>
          <text:p text:style-name="P18"><text:span text:style-name="T31">F-</text:span><text:span text:style-name="T25">86</text:span><text:span text:style-name="T3"> -- </text:span><text:span text:style-name="T35">16 deg/s from 235-400 kts|</text:span><text:span text:style-name="T37">0.37-0.64 M</text:span><text:span text:style-name="T35"> (peak at 325 kts|</text:span><text:span text:style-name="T37">0.52 M</text:span><text:span text:style-name="T35">)</text:span><text:span text:style-name="T15">. <text:s/>Turn rate is lower than the MiG-15 from 220-435 kts|</text:span><text:span text:style-name="T16">0.35-0.70 </text:span><text:span text:style-name="T17">M</text:span><text:span text:style-name="T15">, higher outside that range, especially at higher speeds.</text:span></text:p>
        </text:list-item>
        <text:list-item>
          <text:p text:style-name="P11"><text:span text:style-name="T26">JF-17</text:span><text:span text:style-name="T4"> -- </text:span><text:span text:style-name="T26">19 deg/s </text:span><text:span text:style-name="T40">from </text:span><text:span text:style-name="T32">300-</text:span><text:span text:style-name="T40">325</text:span><text:span text:style-name="T26"> </text:span><text:span text:style-name="T27">kts</text:span><text:span text:style-name="T40">|0.48-0.52 M</text:span><text:span text:style-name="T27"> </text:span><text:span text:style-name="T40">(peak at 315 kts|0.50 M) and again from 385-430 kts|0.62-0.68 M (peak at 430 kts|0.68 M)</text:span><text:span text:style-name="T12"> (max tested speed)</text:span><text:span text:style-name="T7">, </text:span><text:span text:style-name="T20">dipping slightly in between to 18.8 deg/s at 345 kts|0.56 M</text:span><text:span text:style-name="T7">. <text:s/>Note that G-limiter kicks in at</text:span><text:span text:style-name="T4"> Mach 0.8. <text:s/></text:span><text:span text:style-name="T20">15 deg/s at 185 kts|0.28 M, 16 deg/s at 200 kts|0.32 M, 17 deg/s at 240 kts|0.39 M, 18 deg/s at 280 kts|0.45 M.</text:span></text:p>
        </text:list-item>
        <text:list-item>
          <text:p text:style-name="P14"><text:span text:style-name="T35">MiG-15</text:span><text:span text:style-name="T15"> -- </text:span><text:span text:style-name="T35">19 deg/s from </text:span><text:span text:style-name="T36">510-640 kph|</text:span><text:span text:style-name="T37">0.45-0.56 M</text:span><text:span text:style-name="T35"> (peak at </text:span><text:span text:style-name="T36">560</text:span><text:span text:style-name="T35"> </text:span><text:span text:style-name="T36">kph|</text:span><text:span text:style-name="T37">0.49 M</text:span><text:span text:style-name="T35">)</text:span><text:span text:style-name="T15">. <text:s/>Turn rate is higher than the F-86 from </text:span><text:span text:style-name="T16">400-800 kph|0.35-0.70 </text:span><text:span text:style-name="T17">M</text:span><text:span text:style-name="T15">, lower outside that range, especially at higher speeds.</text:span></text:p>
        </text:list-item>
        <text:list-item>
          <text:p text:style-name="P11"><text:span text:style-name="T35">MiG-21</text:span><text:span text:style-name="T15"> -- </text:span><text:span text:style-name="T35">13 deg/s at 400 kph|0.34 M or lower</text:span><text:span text:style-name="T15">, then stays pretty flat in the 12s (low at 600 kph|0.50 M, 12.4 deg/s) until 1050 kph|0.91 M where it drops rapidly. <text:s/>Turn rate is lower than the F-5 from 450-1010 kph|0.39-0.87 M, higher outside that range.</text:span></text:p>
        </text:list-item>
        <text:list-item>
          <text:p text:style-name="P15"><text:span text:style-name="T35">M</text:span><text:span text:style-name="T42">iG-29</text:span><text:span text:style-name="T24"> -- </text:span><text:span text:style-name="T42">18 deg/s from 640-850 kph|0.55-0.73 M (peak at 850 kph|0.73 M)</text:span><text:span text:style-name="T24"> (max tested speed). Rate increases steadily with speed, &gt;15 deg/s at 370 kph|0.32 M, 16 deg/s at 420 kph|0.37 M, 17 deg/s at 510 kph|0.44 M.</text:span></text:p>
        </text:list-item>
        <text:list-item>
          <text:p text:style-name="P11"><text:span text:style-name="T59">M</text:span><text:span text:style-name="T60">irage 2000</text:span><text:span text:style-name="T62"> -- </text:span><text:span text:style-name="T61">17 deg/s from 380-455 kts|0.61-0.72 M (peak at 455 kts|0.72 M)</text:span><text:span text:style-name="T63"> (max tested speed). <text:s/>Rate is mostly flat from 170 kts|0.27 M, slightly increasing with speed. <text:s/></text:span><text:span text:style-name="T62">16 deg/s </text:span><text:span text:style-name="T64">at </text:span><text:span text:style-name="T65">170 </text:span><text:span text:style-name="T63">kts|0.27 M</text:span><text:span text:style-name="T64"> (peak at 240 kts</text:span><text:span text:style-name="T63">|0.38 M</text:span><text:span text:style-name="T64">)</text:span><text:span text:style-name="T62">.</text:span></text:p>
        </text:list-item>
        <text:list-item>
          <text:p text:style-name="P16"><text:span text:style-name="T25">Su-27</text:span><text:span text:style-name="T3"> -- </text:span><text:span text:style-name="T25">18 </text:span><text:span text:style-name="T41">deg/s </text:span><text:span text:style-name="T25">from 880-950</text:span><text:span text:style-name="T41"> kph|0.76-0.82 M</text:span><text:span text:style-name="T25"> (peak at 920</text:span><text:span text:style-name="T41"> kph|0.80 M</text:span><text:span text:style-name="T25">)</text:span><text:span text:style-name="T3">.</text:span><text:span text:style-name="T21"> <text:s/>15 deg/s at 370 kph|0.32 M, 16 deg/s at 470 kph|0.41 M, 17 deg/s at 670 kph|0.58 M, dipping slightly to 16.8 deg/s at 840 kph|0.72 M before rising again up to peak rate.</text:span></text:p>
        </text:list-item>
        <text:list-item>
          <text:p text:style-name="P8"><text:span text:style-name="T41">Su-33</text:span><text:span text:style-name="T21"> -- </text:span><text:span text:style-name="T41">16 deg/s from 880-1020 kph|0.76-0.88 M (peak at 902 kph|0.80 M)</text:span><text:span text:style-name="T21">. <text:s/>14 deg/s at 430 kph|0.37 M, 15 deg/s at 580 kph|0.50 M, peak at 700 kph|0.60 M (15.3 deg/s) and dipping slightly to 14.9 deg/s at 860 kph|0.74 M before rising again up to </text:span><text:span text:style-name="T23">max</text:span><text:span text:style-name="T21"> rate.</text:span></text:p>
        </text:list-item>
      </text:list>
      <text:p text:style-name="P17"><text:span text:style-name="T2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23T19:46:34.136000000</dc:date>
    <meta:editing-duration>PT18H13M17S</meta:editing-duration>
    <meta:editing-cycles>2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0" meta:word-count="811" meta:character-count="4479" meta:non-whitespace-character-count="3680"/>
  </office:meta>
</office:document-meta>
</file>